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2024-09-09 16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04" calcext:value-type="float">
            <text:p>10.8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2024-08-07 17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568" calcext:value-type="float">
            <text:p>11.1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2024-07-09 16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4408" calcext:value-type="float">
            <text:p>10.884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2024-06-11 15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6016" calcext:value-type="float">
            <text:p>10.796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2024-05-08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6392" calcext:value-type="float">
            <text:p>10.756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2024-04-08 16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6456" calcext:value-type="float">
            <text:p>10.506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2024-03-05 18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512" calcext:value-type="float">
            <text:p>10.4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2024-01-09 18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3032" calcext:value-type="float">
            <text:p>10.543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2023-12-04 20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704" calcext:value-type="float">
            <text:p>10.6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2023-11-06 17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1048" calcext:value-type="float">
            <text:p>10.67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2023-10-09 16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5056" calcext:value-type="float">
            <text:p>10.735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2023-09-02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9272" calcext:value-type="float">
            <text:p>10.93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2023-08-08 16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2216" calcext:value-type="float">
            <text:p>10.872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2023-07-07 16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4976" calcext:value-type="float">
            <text:p>10.09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2023-06-05 21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0696" calcext:value-type="float">
            <text:p>10.14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2023-05-04 16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0064" calcext:value-type="float">
            <text:p>11.180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2023-04-17 16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328" calcext:value-type="float">
            <text:p>11.0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2023-03-09 17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4032" calcext:value-type="float">
            <text:p>10.924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2023-02-07 17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5368" calcext:value-type="float">
            <text:p>10.945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2023-01-11 16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5096" calcext:value-type="float">
            <text:p>11.055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2022-12-07 16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7768" calcext:value-type="float">
            <text:p>11.097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2022-11-09 17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712" calcext:value-type="float">
            <text:p>11.2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2022-10-13 16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8496" calcext:value-type="float">
            <text:p>11.58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2022-09-09 18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8536" calcext:value-type="float">
            <text:p>11.90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2022-07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8432" calcext:value-type="float">
            <text:p>11.83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2022-06-03 19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7664" calcext:value-type="float">
            <text:p>11.027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2022-05-12 17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808" calcext:value-type="float">
            <text:p>11.3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2022-04-12 17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424" calcext:value-type="float">
            <text:p>11.0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2022-03-04 18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4616" calcext:value-type="float">
            <text:p>11.024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2022-02-04 15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472" calcext:value-type="float">
            <text:p>11.0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2022-01-12 17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7768" calcext:value-type="float">
            <text:p>11.097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2021-12-08 20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3008" calcext:value-type="float">
            <text:p>11.113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2021-11-08 21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2736" calcext:value-type="float">
            <text:p>11.222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2021-10-05 20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0104" calcext:value-type="float">
            <text:p>11.50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2021-09-02 20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0104" calcext:value-type="float">
            <text:p>11.50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2021-08-04 21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3112" calcext:value-type="float">
            <text:p>11.183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2021-07-02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996" calcext:value-type="float">
            <text:p>11.109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2021-06-07 18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7184" calcext:value-type="float">
            <text:p>10.997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2021-05-05 16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0776" calcext:value-type="float">
            <text:p>10.78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2021-04-05 18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8272" calcext:value-type="float">
            <text:p>10.558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2021-03-12 20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5224" calcext:value-type="float">
            <text:p>10.555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2021-02-08 17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9608" calcext:value-type="float">
            <text:p>10.57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2021-01-08 16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752" calcext:value-type="float">
            <text:p>10.6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2020-12-07 20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1152" calcext:value-type="float">
            <text:p>10.74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2020-11-03 17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2216" calcext:value-type="float">
            <text:p>10.872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2020-10-06 17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424" calcext:value-type="float">
            <text:p>11.0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2020-09-11 17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9688" calcext:value-type="float">
            <text:p>11.219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2020-08-04 21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948" calcext:value-type="float">
            <text:p>11.07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2020-07-06 21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6456" calcext:value-type="float">
            <text:p>10.506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2020-06-04 19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692" calcext:value-type="float">
            <text:p>9.646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2020-05-07 1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0408" calcext:value-type="float">
            <text:p>9.360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2020-04-06 21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5024" calcext:value-type="float">
            <text:p>8.95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2020-03-03 18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2728" calcext:value-type="float">
            <text:p>8.87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2020-02-05 18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6528" calcext:value-type="float">
            <text:p>8.79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2020-01-09 17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4232" calcext:value-type="float">
            <text:p>8.71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2019-11-05 19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3376" calcext:value-type="float">
            <text:p>8.72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2019-10-02 18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728" calcext:value-type="float">
            <text:p>8.7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2019-09-05 18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016" calcext:value-type="float">
            <text:p>8.9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2019-08-05 1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8904" calcext:value-type="float">
            <text:p>9.518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2019-07-02 21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9048" calcext:value-type="float">
            <text:p>9.909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2019-06-05 19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7856" calcext:value-type="float">
            <text:p>10.277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2019-05-03 19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224" calcext:value-type="float">
            <text:p>10.3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2019-04-04 17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4704" calcext:value-type="float">
            <text:p>10.204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2019-03-07 16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5936" calcext:value-type="float">
            <text:p>10.15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2019-02-04 19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2408" calcext:value-type="float">
            <text:p>10.122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2019-01-09 15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6792" calcext:value-type="float">
            <text:p>10.14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2018-12-06 15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7752" calcext:value-type="float">
            <text:p>10.207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2018-11-05 21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7376" calcext:value-type="float">
            <text:p>10.247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2018-10-01 23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1384" calcext:value-type="float">
            <text:p>10.31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2018-09-04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7584" calcext:value-type="float">
            <text:p>10.38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2018-08-01 21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3576" calcext:value-type="float">
            <text:p>10.323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2018-07-02 23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4584" calcext:value-type="float">
            <text:p>9.24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2018-06-01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436" calcext:value-type="float">
            <text:p>8.21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2018-05-09 23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2018-04-02 22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4488" calcext:value-type="float">
            <text:p>7.71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2018-03-05 22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2018-02-02 2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0752" calcext:value-type="float">
            <text:p>7.540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2018-01-03 2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5032" calcext:value-type="float">
            <text:p>7.495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2017-12-01 20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2017-11-02 21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2296" calcext:value-type="float">
            <text:p>7.70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2017-09-06 19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4944" calcext:value-type="float">
            <text:p>8.31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2017-08-02 17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54" calcext:value-type="float">
            <text:p>8.91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2017-07-05 21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9888" calcext:value-type="float">
            <text:p>9.00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2017-06-06 18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5192" calcext:value-type="float">
            <text:p>8.77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2017-05-01 21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8616" calcext:value-type="float">
            <text:p>8.73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2017-04-04 18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9744" calcext:value-type="float">
            <text:p>8.61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2017-03-02 17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3544" calcext:value-type="float">
            <text:p>8.54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2017-02-01 18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5048" calcext:value-type="float">
            <text:p>8.38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2017-01-03 17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3336" calcext:value-type="float">
            <text:p>8.40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2016-12-05 18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9328" calcext:value-type="float">
            <text:p>8.33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2016-11-02 17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06" calcext:value-type="float">
            <text:p>8.61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2016-10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3104" calcext:value-type="float">
            <text:p>8.83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2016-09-07 18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3144" calcext:value-type="float">
            <text:p>9.153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2016-08-02 17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692" calcext:value-type="float">
            <text:p>9.646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2016-07-06 17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5608" calcext:value-type="float">
            <text:p>9.055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2016-06-01 16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9448" calcext:value-type="float">
            <text:p>9.29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2016-05-02 17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5" calcext:value-type="float">
            <text:p>9.5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2016-04-04 1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7296" calcext:value-type="float">
            <text:p>9.607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2016-03-03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7672" calcext:value-type="float">
            <text:p>9.567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2016-02-01 17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928" calcext:value-type="float">
            <text:p>9.4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2016-01-05 16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1096" calcext:value-type="float">
            <text:p>9.531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2015-12-02 16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264" calcext:value-type="float">
            <text:p>9.6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2015-11-05 16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504" calcext:value-type="float">
            <text:p>9.8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2015-10-05 17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9256" calcext:value-type="float">
            <text:p>10.04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2015-08-31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416" calcext:value-type="float">
            <text:p>10.4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2015-08-04 16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8272" calcext:value-type="float">
            <text:p>10.558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2015-07-06 17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3344" calcext:value-type="float">
            <text:p>10.753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2015-06-02 16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228" calcext:value-type="float">
            <text:p>10.62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2015-05-06 15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752" calcext:value-type="float">
            <text:p>10.6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2015-03-31 16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2552" calcext:value-type="float">
            <text:p>10.512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2015-03-05 16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9984" calcext:value-type="float">
            <text:p>10.53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2015-02-04 1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4744" calcext:value-type="float">
            <text:p>10.524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2015-01-06 16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6184" calcext:value-type="float">
            <text:p>10.616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2014-12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0296" calcext:value-type="float">
            <text:p>10.750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2014-11-04 15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424" calcext:value-type="float">
            <text:p>11.0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2014-10-02 16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2944" calcext:value-type="float">
            <text:p>11.362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2014-09-03 1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6784" calcext:value-type="float">
            <text:p>11.60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2014-08-05 15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3424" calcext:value-type="float">
            <text:p>11.393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2014-07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1672" calcext:value-type="float">
            <text:p>11.091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2014-06-09 1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8752" calcext:value-type="float">
            <text:p>10.58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2014-05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4616" calcext:value-type="float">
            <text:p>11.024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2014-04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4616" calcext:value-type="float">
            <text:p>11.024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2014-03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8624" calcext:value-type="float">
            <text:p>11.088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2014-02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6536" calcext:value-type="float">
            <text:p>11.146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2014-01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188" calcext:value-type="float">
            <text:p>11.231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2013-12-05 1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904" calcext:value-type="float">
            <text:p>11.3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2013-11-05 15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2048" calcext:value-type="float">
            <text:p>11.052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2013-10-02 16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9" calcext:value-type="float">
            <text:p>11.04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2013-05-30 17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4824" calcext:value-type="float">
            <text:p>11.164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2013-03-06 1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5408" calcext:value-type="float">
            <text:p>11.265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2013-02-06 15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1984" calcext:value-type="float">
            <text:p>11.301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2012-06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6624" calcext:value-type="float">
            <text:p>10.326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2012-05-07 15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508" calcext:value-type="float">
            <text:p>10.16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2012-03-06 15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9048" calcext:value-type="float">
            <text:p>9.909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2012-02-09 17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8672" calcext:value-type="float">
            <text:p>9.948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2012-01-03 1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6584" calcext:value-type="float">
            <text:p>10.006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2011-12-06 1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0216" calcext:value-type="float">
            <text:p>10.11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2011-11-07 16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1384" calcext:value-type="float">
            <text:p>10.31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2011-10-04 15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464" calcext:value-type="float">
            <text:p>10.4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2011-09-06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9128" calcext:value-type="float">
            <text:p>10.549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2011-08-01 15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796" calcext:value-type="float">
            <text:p>10.347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2011-06-28 17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5104" calcext:value-type="float">
            <text:p>9.595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2011-06-07 16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7528" calcext:value-type="float">
            <text:p>9.177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2011-05-04 16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6592" calcext:value-type="float">
            <text:p>8.54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2011-04-05 17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2011-03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436" calcext:value-type="float">
            <text:p>8.21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2011-02-01 16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9016" calcext:value-type="float">
            <text:p>8.12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2011-01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4152" calcext:value-type="float">
            <text:p>8.07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2010-12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2010-11-09 16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9768" calcext:value-type="float">
            <text:p>8.04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2010-10-04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436" calcext:value-type="float">
            <text:p>8.21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2010-09-07 15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2010-08-09 15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8032" calcext:value-type="float">
            <text:p>8.63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2010-06-30 15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2010-06-08 15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872" calcext:value-type="float">
            <text:p>7.357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2010-05-04 15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5888" calcext:value-type="float">
            <text:p>7.485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2010-04-05 1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2010-03-08 16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2010-02-02 16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0816" calcext:value-type="float">
            <text:p>7.290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2010-01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6808" calcext:value-type="float">
            <text:p>7.226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2009-12-02 16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5472" calcext:value-type="float">
            <text:p>7.205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2009-11-09 16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948" calcext:value-type="float">
            <text:p>7.26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2009-10-05 15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9" calcext:value-type="float">
            <text:p>7.23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2009-08-12 13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8936" calcext:value-type="float">
            <text:p>7.488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2009-07-07 15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7352" calcext:value-type="float">
            <text:p>7.007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2009-06-09 14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708" calcext:value-type="float">
            <text:p>7.117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2009-05-11 16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1232" calcext:value-type="float">
            <text:p>7.571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2009-04-06 15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2009-03-11 15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332" calcext:value-type="float">
            <text:p>7.513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2008-12-08 17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3488" calcext:value-type="float">
            <text:p>7.333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2008-11-10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2008-10-07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2008-09-09 15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3152" calcext:value-type="float">
            <text:p>7.69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2008-08-05 15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3232" calcext:value-type="float">
            <text:p>8.33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2008-06-30 15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6344" calcext:value-type="float">
            <text:p>8.08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2008-06-10 15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4904" calcext:value-type="float">
            <text:p>7.99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2008-05-05 13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1752" calcext:value-type="float">
            <text:p>7.92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2008-04-03 1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2192" calcext:value-type="float">
            <text:p>7.63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2008-01-08 1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2007-12-05 1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948" calcext:value-type="float">
            <text:p>7.26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2007-11-05 16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3488" calcext:value-type="float">
            <text:p>7.333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2007-10-09 15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2007-09-04 15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2007-08-08 14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2007-05-08 15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7488" calcext:value-type="float">
            <text:p>8.85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2007-04-04 17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0912" calcext:value-type="float">
            <text:p>8.82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2007-03-05 1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776" calcext:value-type="float">
            <text:p>8.7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2007-01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06" calcext:value-type="float">
            <text:p>8.61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2006-1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2006-11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0808" calcext:value-type="float">
            <text:p>8.75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2006-10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784" calcext:value-type="float">
            <text:p>9.3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2006-09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6" calcext:value-type="float">
            <text:p>9.9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2006-08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6352" calcext:value-type="float">
            <text:p>10.43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2006-07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2304" calcext:value-type="float">
            <text:p>10.05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2006-06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3752" calcext:value-type="float">
            <text:p>8.68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2006-05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1096" calcext:value-type="float">
            <text:p>9.531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2006-04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8904" calcext:value-type="float">
            <text:p>9.518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2006-03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9552" calcext:value-type="float">
            <text:p>9.369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2006-02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7944" calcext:value-type="float">
            <text:p>9.457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2006-01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7568" calcext:value-type="float">
            <text:p>9.497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2005-12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976" calcext:value-type="float">
            <text:p>9.5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2005-11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5728" calcext:value-type="float">
            <text:p>10.015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2005-10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8544" calcext:value-type="float">
            <text:p>10.44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2005-09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4848" calcext:value-type="float">
            <text:p>10.594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2005-07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2968" calcext:value-type="float">
            <text:p>10.792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2005-06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3616" calcext:value-type="float">
            <text:p>10.64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2005-05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0568" calcext:value-type="float">
            <text:p>10.64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2005-03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2552" calcext:value-type="float">
            <text:p>10.512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2005-02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0944" calcext:value-type="float">
            <text:p>10.600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2005-01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0088" calcext:value-type="float">
            <text:p>10.610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2004-12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2004-04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7768" calcext:value-type="float">
            <text:p>11.097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2003-06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3032" calcext:value-type="float">
            <text:p>10.543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2003-05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4808" calcext:value-type="float">
            <text:p>10.274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2003-04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3536" calcext:value-type="float">
            <text:p>10.003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2003-03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172" calcext:value-type="float">
            <text:p>9.95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2003-0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6104" calcext:value-type="float">
            <text:p>9.976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2003-01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4872" calcext:value-type="float">
            <text:p>10.024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2002-12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84" calcext:value-type="float">
            <text:p>10.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2002-1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8984" calcext:value-type="float">
            <text:p>10.15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2002-10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2512" calcext:value-type="float">
            <text:p>10.192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2002-09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844" calcext:value-type="float">
            <text:p>10.37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2002-08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9424" calcext:value-type="float">
            <text:p>9.869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2002-06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4944" calcext:value-type="float">
            <text:p>8.31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2002-06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2002-05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3136" calcext:value-type="float">
            <text:p>6.803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2002-04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1784" calcext:value-type="float">
            <text:p>5.891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2002-03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8152" calcext:value-type="float">
            <text:p>5.788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2002-02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5856" calcext:value-type="float">
            <text:p>5.705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2002-01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9656" calcext:value-type="float">
            <text:p>5.629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2001-12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6024" calcext:value-type="float">
            <text:p>5.52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2001-11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2001-10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6984" calcext:value-type="float">
            <text:p>5.586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2001-09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824" calcext:value-type="float">
            <text:p>5.830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2001-08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8088" calcext:value-type="float">
            <text:p>6.038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2001-07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1736" calcext:value-type="float">
            <text:p>7.031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2001-06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4472" calcext:value-type="float">
            <text:p>6.824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2001-05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2001-04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036" calcext:value-type="float">
            <text:p>6.69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2001-03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5016" calcext:value-type="float">
            <text:p>6.60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2001-0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3096" calcext:value-type="float">
            <text:p>6.48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2001-01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7376" calcext:value-type="float">
            <text:p>6.437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2000-1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7648" calcext:value-type="float">
            <text:p>6.327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2000-11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984" calcext:value-type="float">
            <text:p>6.3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2000-10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6312" calcext:value-type="float">
            <text:p>6.306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2000-09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936" calcext:value-type="float">
            <text:p>6.3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2000-08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268" calcext:value-type="float">
            <text:p>6.20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2000-07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9656" calcext:value-type="float">
            <text:p>5.629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2000-06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2000-05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2000-04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2000-03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2000-02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2000-01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1999-12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1999-11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1999-10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1999-09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1999-08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1999-07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1888" calcext:value-type="float">
            <text:p>5.961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1999-06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1999-05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1999-04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8968" calcext:value-type="float">
            <text:p>5.45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1999-03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1999-02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1999-01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0368" calcext:value-type="float">
            <text:p>5.23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1998-12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1998-11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1998-10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7296" calcext:value-type="float">
            <text:p>5.797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1998-09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0112" calcext:value-type="float">
            <text:p>6.23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1998-08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4288" calcext:value-type="float">
            <text:p>6.114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1998-07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8608" calcext:value-type="float">
            <text:p>6.38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1998-06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4688" calcext:value-type="float">
            <text:p>5.504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1998-05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1998-04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1998-03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1998-02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824" calcext:value-type="float">
            <text:p>5.06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1998-01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1997-12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1997-11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1997-10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1997-09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3352" calcext:value-type="float">
            <text:p>5.483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1997-08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3496" calcext:value-type="float">
            <text:p>5.873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1997-07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0592" calcext:value-type="float">
            <text:p>6.26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1997-06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5208" calcext:value-type="float">
            <text:p>5.855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1997-05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9088" calcext:value-type="float">
            <text:p>6.41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1997-04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7376" calcext:value-type="float">
            <text:p>6.437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1997-03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556" calcext:value-type="float">
            <text:p>6.38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1997-02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46" calcext:value-type="float">
            <text:p>6.32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1997-01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0112" calcext:value-type="float">
            <text:p>6.23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1996-12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268" calcext:value-type="float">
            <text:p>6.20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1996-11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46" calcext:value-type="float">
            <text:p>6.32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1996-10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1656" calcext:value-type="float">
            <text:p>6.391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1996-09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988" calcext:value-type="float">
            <text:p>6.65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1996-08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5936" calcext:value-type="float">
            <text:p>6.34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1996-07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124" calcext:value-type="float">
            <text:p>6.11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1996-06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1996-05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1996-04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1996-03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1996-02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1996-0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1995-1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1995-11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1995-10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1995-08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1995-07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1995-06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1995-05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1995-04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1995-03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3728" calcext:value-type="float">
            <text:p>5.44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1995-02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1995-01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1994-12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1994-11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1994-10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1994-09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028" calcext:value-type="float">
            <text:p>6.05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1994-08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1072" calcext:value-type="float">
            <text:p>6.29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1994-07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3352" calcext:value-type="float">
            <text:p>5.483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1994-06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1994-05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1994-04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1994-03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1994-02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1994-01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1993-12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1993-11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3144" calcext:value-type="float">
            <text:p>5.343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1993-10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1993-09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1993-08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1993-07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1993-06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1993-05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1993-04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1993-03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1993-02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1993-01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1992-12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1992-11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1992-10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1992-09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1992-08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1992-07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1992-06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1992-05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1992-04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1992-03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1992-02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1992-01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1991-12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1991-10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1991-09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1991-08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6168" calcext:value-type="float">
            <text:p>5.916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1991-07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7672" calcext:value-type="float">
            <text:p>5.757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1991-06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1991-05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8424" calcext:value-type="float">
            <text:p>5.678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1991-04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1991-03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1991-01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1990-1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8552" calcext:value-type="float">
            <text:p>5.17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1990-11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5608" calcext:value-type="float">
            <text:p>5.245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1990-10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1990-09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7168" calcext:value-type="float">
            <text:p>6.297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1990-07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508" calcext:value-type="float">
            <text:p>6.35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1990-07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2864" calcext:value-type="float">
            <text:p>6.912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1990-06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4" calcext:value-type="float">
            <text:p>6.2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1990-04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0072" calcext:value-type="float">
            <text:p>5.910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1990-04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644" calcext:value-type="float">
            <text:p>5.80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1990-03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5" calcext:value-type="float">
            <text:p>5.71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1990-02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1990-01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1989-12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6232" calcext:value-type="float">
            <text:p>5.666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1989-11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0616" calcext:value-type="float">
            <text:p>5.690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1989-10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1989-09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9968" calcext:value-type="float">
            <text:p>5.839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1989-07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1989-07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1989-06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1989-05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1989-04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1989-03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1989-02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1989-01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1988-1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1988-11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1988-10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1988-09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1988-07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1988-07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1988-06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1988-05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1988-04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1988-03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1987-12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1987-11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1987-10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1987-09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1987-08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1987-07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1987-06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1987-05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1987-04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1987-0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1987-01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1986-1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1986-11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1986-10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1986-09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1986-07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1986-07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1986-06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1986-05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1986-04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1986-03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1985-12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1985-12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1985-11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1985-10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1985-09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1985-08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1985-07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1985-06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1985-05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1985-04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1985-03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1985-02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1985-01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1984-11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1984-10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1984-09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1976" calcext:value-type="float">
            <text:p>5.14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1984-07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1984-06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1984-06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2704" calcext:value-type="float">
            <text:p>5.632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1984-05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3392" calcext:value-type="float">
            <text:p>5.803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1984-04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1984-03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3728" calcext:value-type="float">
            <text:p>5.44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1984-02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9344" calcext:value-type="float">
            <text:p>5.419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1984-01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1983-1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1983-11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9216" calcext:value-type="float">
            <text:p>5.91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1983-10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4792" calcext:value-type="float">
            <text:p>5.574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1983-09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46" calcext:value-type="float">
            <text:p>6.32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1983-06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0232" calcext:value-type="float">
            <text:p>7.19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1983-05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4304" calcext:value-type="float">
            <text:p>7.004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1983-04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8272" calcext:value-type="float">
            <text:p>6.748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1983-03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6832" calcext:value-type="float">
            <text:p>6.65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1983-02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9672" calcext:value-type="float">
            <text:p>6.51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1983-01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4056" calcext:value-type="float">
            <text:p>6.544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1982-12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2552" calcext:value-type="float">
            <text:p>6.702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1982-11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5432" calcext:value-type="float">
            <text:p>6.88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1982-10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0648" calcext:value-type="float">
            <text:p>7.470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1982-07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7968" calcext:value-type="float">
            <text:p>8.88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1982-05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4504" calcext:value-type="float">
            <text:p>8.60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1982-03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7992" calcext:value-type="float">
            <text:p>8.31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1982-02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9704" calcext:value-type="float">
            <text:p>8.29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1982-01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7992" calcext:value-type="float">
            <text:p>8.31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1981-12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1624" calcext:value-type="float">
            <text:p>8.42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1981-11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3376" calcext:value-type="float">
            <text:p>8.72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1981-10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1536" calcext:value-type="float">
            <text:p>9.241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1981-09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5584" calcext:value-type="float">
            <text:p>9.625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1981-08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1072" calcext:value-type="float">
            <text:p>10.10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1981-07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4624" calcext:value-type="float">
            <text:p>9.564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1981-07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4208" calcext:value-type="float">
            <text:p>9.284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1981-06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9912" calcext:value-type="float">
            <text:p>8.43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1981-05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3672" calcext:value-type="float">
            <text:p>8.04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1981-04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2736" calcext:value-type="float">
            <text:p>7.412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1981-03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092" calcext:value-type="float">
            <text:p>7.360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1981-03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2152" calcext:value-type="float">
            <text:p>7.312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1981-02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1192" calcext:value-type="float">
            <text:p>7.251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1981-0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756" calcext:value-type="float">
            <text:p>7.147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1980-12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2048" calcext:value-type="float">
            <text:p>7.242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1980-11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1980-10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7744" calcext:value-type="float">
            <text:p>7.85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1980-09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0976" calcext:value-type="float">
            <text:p>8.57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1980-08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3544" calcext:value-type="float">
            <text:p>8.54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1980-07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5072" calcext:value-type="float">
            <text:p>7.81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1980-06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6032" calcext:value-type="float">
            <text:p>7.87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1980-05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6888" calcext:value-type="float">
            <text:p>7.86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1980-04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3736" calcext:value-type="float">
            <text:p>7.79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1980-03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62" calcext:value-type="float">
            <text:p>7.69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1980-0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7432" calcext:value-type="float">
            <text:p>7.64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1980-01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7808" calcext:value-type="float">
            <text:p>7.607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1979-1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6848" calcext:value-type="float">
            <text:p>7.546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1979-11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7616" calcext:value-type="float">
            <text:p>8.35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1979-10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5384" calcext:value-type="float">
            <text:p>8.02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1979-09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5088" calcext:value-type="float">
            <text:p>8.70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1979-08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8784" calcext:value-type="float">
            <text:p>8.55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1979-07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4504" calcext:value-type="float">
            <text:p>8.60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1979-06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784" calcext:value-type="float">
            <text:p>9.3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1979-05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0032" calcext:value-type="float">
            <text:p>9.40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1979-04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8384" calcext:value-type="float">
            <text:p>9.16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1979-03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3792" calcext:value-type="float">
            <text:p>9.00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1979-02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2392" calcext:value-type="float">
            <text:p>9.23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1979-01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3624" calcext:value-type="float">
            <text:p>9.183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1978-12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9592" calcext:value-type="float">
            <text:p>9.689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1978-11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3016" calcext:value-type="float">
            <text:p>9.653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1978-10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416" calcext:value-type="float">
            <text:p>10.4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1978-09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708" calcext:value-type="float">
            <text:p>10.927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1978-08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712" calcext:value-type="float">
            <text:p>11.2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1978-07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312" calcext:value-type="float">
            <text:p>9.7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1978-06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592" calcext:value-type="float">
            <text:p>9.2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1978-05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0432" calcext:value-type="float">
            <text:p>8.79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1978-04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1978-03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0456" calcext:value-type="float">
            <text:p>8.22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1978-02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7784" calcext:value-type="float">
            <text:p>8.17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1978-0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7848" calcext:value-type="float">
            <text:p>7.92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1977-1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8768" calcext:value-type="float">
            <text:p>7.66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1977-1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2544" calcext:value-type="float">
            <text:p>8.16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1977-10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34" calcext:value-type="float">
            <text:p>8.15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1977-08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1977-05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1977-05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1977-03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1977-0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1976-1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1976-11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1976-10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9384" calcext:value-type="float">
            <text:p>5.739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1976-09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1976-08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8584" calcext:value-type="float">
            <text:p>6.95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1976-07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9568" calcext:value-type="float">
            <text:p>6.44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1976-06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1976-05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1976-04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1976-03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1976-02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1976-0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1975-1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1975-1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768" calcext:value-type="float">
            <text:p>5.382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1975-10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1975-09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1975-08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6984" calcext:value-type="float">
            <text:p>5.586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1975-07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1384" calcext:value-type="float">
            <text:p>6.50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1975-06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1975-05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1975-04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124" calcext:value-type="float">
            <text:p>6.11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1975-03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1975-0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1975-01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2432" calcext:value-type="float">
            <text:p>5.742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1974-12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788" calcext:value-type="float">
            <text:p>5.89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1974-11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984" calcext:value-type="float">
            <text:p>5.96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1974-10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22" calcext:value-type="float">
            <text:p>6.17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24106082501</text:p>
          </table:table-cell>
          <table:table-cell office:value-type="string" calcext:value-type="string">
            <text:p>1974-09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03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746" meta:object-count="0"/>
    <meta:user-defined meta:name="AppVersion">3.0</meta:user-defined>
  </office:meta>
</office:document-meta>
</file>